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a4f14" officeooo:paragraph-rsid="001a4f14"/>
    </style:style>
    <style:style style:name="P2" style:family="paragraph" style:parent-style-name="Preformatted_20_Text">
      <style:text-properties officeooo:rsid="001a7307" officeooo:paragraph-rsid="001a73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y</text:p>
      <text:p text:style-name="P1">Test offic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2T19:53:01.798273764</dc:date>
    <meta:editing-duration>PT1M45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2" meta:word-count="3" meta:character-count="13" meta:non-whitespace-character-count="12"/>
  </office:meta>
</office:document-meta>
</file>